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Disk.write( long position ,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lockDisk.calculateTheNumberOfBlocksNeeded( byte [ ]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lockDisk.BlockDisk( File file , int blockSizeBy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lockDisk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lockDisk.BlockDisk( File file , IElementSerializer elementSerializ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lockDisk.getAveragePutSizeBy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lockDisk.getFil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Disk.getNumberOfBl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Disk.readBlock( int bloc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BlockDisk.read( int [ ] blockNumb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lockDisk.getEmptyBl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Disk.calculateByteOffsetForBlock( int b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Disk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lockDisk.freeBlocks( int [ ] blocksToFre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lockDisk.incrementPu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Disk.getBlockChunks( byte [ ] complete , int numBlocksNeed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lockDisk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Disk.getBlockSize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Disk.write( Serializable ob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BlockDisk.takeNextB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Disk.addToPutBytes( long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